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425ff0010" style:family="table" style:master-page-name="ta-mp-0x7f2425ff0010">
      <style:table-properties table:display="true" style:writing-mode="lr-tb"/>
    </style:style>
    <style:style style:name="ta-0x7f2425ff0200" style:family="table" style:master-page-name="ta-mp-0x7f2425ff0200">
      <style:table-properties table:display="true" style:writing-mode="lr-tb"/>
    </style:style>
    <style:style style:name="ta-0x7f2425ff03f0" style:family="table" style:master-page-name="ta-mp-0x7f2425ff03f0">
      <style:table-properties table:display="true" style:writing-mode="lr-tb"/>
    </style:style>
    <style:style style:name="ta-0x7f2425ff05e0" style:family="table" style:master-page-name="ta-mp-0x7f2425ff05e0">
      <style:table-properties table:display="true" style:writing-mode="lr-tb"/>
    </style:style>
    <style:style style:name="ta-0x7f2425ff07d0" style:family="table" style:master-page-name="ta-mp-0x7f2425ff07d0">
      <style:table-properties table:display="true" style:writing-mode="lr-tb"/>
    </style:style>
    <style:style style:name="ta-0x7f2425ff09c0" style:family="table" style:master-page-name="ta-mp-0x7f2425ff0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42601693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680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6ca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66e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83c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7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24260163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2d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5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4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be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e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64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1a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cd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77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39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f2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9c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a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8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c1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d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e6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f8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a0b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9cf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9e2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9f4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f5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0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0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ab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7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618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86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99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4c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e30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4f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93f8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b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a88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96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71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148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dd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5b8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a5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5e8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6b80" style:family="table-cell" style:data-style-name="General">
      <style:table-cell-properties fo:background-color="#ff99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2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2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050" style:family="table-cell" style:data-style-name="General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81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017e00" style:family="table-cell" style:data-style-name="ND.0">
      <style:table-cell-properties fo:background-color="#ff99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a070" style:family="table-cell" style:data-style-name="ND.0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a19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a2c0" style:family="table-cell" style:data-style-name="ND.0">
      <style:table-cell-properties fo:background-color="#ff99cc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a3e8" style:family="table-cell" style:data-style-name="ND.0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42672a510" style:family="table-cell" style:data-style-name="General">
      <style:table-cell-properties fo:background-color="#ff99cc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99.50pt" style:use-optimal-column-width="true"/>
    </style:style>
    <style:style style:name="ACOL-2" style:family="table-column"/>
    <style:style style:name="ACOL-3" style:family="table-column">
      <style:table-column-properties style:column-width="299.25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51.75pt" style:use-optimal-column-width="true"/>
    </style:style>
    <style:style style:name="ACOL-6" style:family="table-column">
      <style:table-column-properties style:column-width="96.75pt" style:use-optimal-column-width="true"/>
    </style:style>
    <style:style style:name="ACOL-7" style:family="table-column">
      <style:table-column-properties style:column-width="146.25pt" style:use-optimal-column-width="true"/>
    </style:style>
    <style:style style:name="ACOL-8" style:family="table-column">
      <style:table-column-properties style:column-width="359.25pt" style:use-optimal-column-width="true"/>
    </style:style>
    <style:style style:name="ACOL-9" style:family="table-column">
      <style:table-column-properties style:column-width="315.00pt" style:use-optimal-column-width="true"/>
    </style:style>
    <style:style style:name="ACOL-10" style:family="table-column">
      <style:table-column-properties style:column-width="573.75pt" style:use-optimal-column-width="true"/>
    </style:style>
    <style:style style:name="ACOL-11" style:family="table-column">
      <style:table-column-properties style:column-width="119.25pt" style:use-optimal-column-width="true"/>
    </style:style>
    <style:style style:name="ACOL-12" style:family="table-column">
      <style:table-column-properties style:column-width="65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>
      <style:table-row-properties style:row-height="12.84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2425fbf600" table:allow-empty-cell="true" table:display-list="unsorted" table:base-cell-address="$'TestCase'.A5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2425fc6b00" table:allow-empty-cell="true" table:display-list="unsorted" table:base-cell-address="$'TestCase'.A7" table:condition="of:cell-content-is-in-list({&quot;loginAPI&quot;;&quot;AddCartAPI&quot;;&quot;GetCartAPI&quot;;&quot;closeAPI&quot;})">
          <table:error-message table:display="true" table:message-type="warning"/>
        </table:content-validation>
        <table:content-validation table:name="VAL-0x7f2425fe2d60" table:allow-empty-cell="true" table:display-list="unsorted" table:base-cell-address="$'TestCase'.A9" table:condition="of:cell-content-is-in-list({&quot;loginAPI&quot;;&quot;AddCartAPI&quot;;&quot;GetCartAPI&quot;;&quot;closeAPI&quot;})">
          <table:error-message table:display="true" table:message-type="warning"/>
        </table:content-validation>
      </table:content-validations>
      <table:table table:name="TestCase" table:style-name="ta-0x7f2425ff001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242601693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2426016808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2">
          <table:table-cell table:style-name="ACE-0x7f2426016ca8" table:content-validation-name="VAL-0x7f2425fbf600" office:value-type="string">
            <text:p>validateHomePage</text:p>
          </table:table-cell>
          <table:table-cell table:number-columns-repeated="127" table:style-name="Gnumeric-default"/>
        </table:table-row>
        <table:table-row table:style-name="AROW-2">
          <table:table-cell table:style-name="ACE-0x7f24260166e0" table:content-validation-name="VAL-0x7f2425fc6b00" office:value-type="string">
            <text:p>signInAndverifyOrderDetailFunctionality</text:p>
          </table:table-cell>
          <table:table-cell table:number-columns-repeated="127" table:style-name="Gnumeric-default"/>
        </table:table-row>
        <table:table-row table:style-name="AROW-2">
          <table:table-cell table:style-name="ACE-0x7f24260183c8" table:content-validation-name="VAL-0x7f2425fe2d6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3">
          <table:table-cell table:style-name="ACE-0x7f2426017838"/>
          <table:table-cell table:number-columns-repeated="127" table:style-name="Gnumeric-default"/>
        </table:table-row>
        <table:table-row table:style-name="AROW-0" table:number-rows-repeated="122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1_TestData" table:style-name="ta-0x7f2425ff0200" table:print="false">
        <office:forms form:automatic-focus="false" form:apply-design-mode="false">
          <form:form/>
        </office:forms>
        <table:table-column table:default-cell-style-name="ACE-0x7f2426016490" table:style-name="ACOL-3"/>
        <table:table-column table:default-cell-style-name="ACE-0x7f2426016490" table:style-name="ACOL-4"/>
        <table:table-column table:default-cell-style-name="ACE-0x7f2426017cd8" table:style-name="ACOL-5"/>
        <table:table-column table:default-cell-style-name="ACE-0x7f2426016490" table:style-name="ACOL-6"/>
        <table:table-column table:default-cell-style-name="ACE-0x7f2426016490" table:style-name="ACOL-7"/>
        <table:table-column table:default-cell-style-name="ACE-0x7f2426017cd8" table:style-name="ACOL-8"/>
        <table:table-column table:default-cell-style-name="ACE-0x7f2426016490" table:style-name="ACOL-9"/>
        <table:table-column table:default-cell-style-name="ACE-0x7f2426016490" table:style-name="ACOL-10"/>
        <table:table-column table:default-cell-style-name="ACE-0x7f2426017cd8" table:style-name="ACOL-11"/>
        <table:table-column table:default-cell-style-name="ACE-0x7f2426016490" table:style-name="ACOL-11"/>
        <table:table-column table:default-cell-style-name="ACE-0x7f2426017cd8" table:style-name="ACOL-12"/>
        <table:table-column table:default-cell-style-name="ACE-0x7f2426016490" table:style-name="ACOL-0" table:number-columns-repeated="117"/>
        <table:table-row table:style-name="AROW-2">
          <table:table-cell table:style-name="ACE-0x7f24260192d0" office:value-type="string">
            <text:p>ShippingAddress</text:p>
          </table:table-cell>
          <table:table-cell table:style-name="ACE-0x7f2426018be0" office:value-type="string">
            <text:p>EmailID</text:p>
          </table:table-cell>
          <table:table-cell table:style-name="ACE-0x7f2426019648" office:value-type="string">
            <text:p>Password</text:p>
          </table:table-cell>
          <table:table-cell table:style-name="ACE-0x7f2426018be0" office:value-type="string">
            <text:p>MenuProductName</text:p>
          </table:table-cell>
          <table:table-cell table:style-name="ACE-0x7f2426018be0" office:value-type="string">
            <text:p>PaymentMethod</text:p>
          </table:table-cell>
          <table:table-cell table:style-name="ACE-0x7f2426019648" office:value-type="string">
            <text:p>PaymentOption</text:p>
          </table:table-cell>
          <table:table-cell table:style-name="ACE-0x7f2426018be0" office:value-type="string">
            <text:p>PaymentOptionTextValue</text:p>
          </table:table-cell>
          <table:table-cell table:style-name="ACE-0x7f2426018be0" office:value-type="string">
            <text:p>HomePageLeafOptions</text:p>
          </table:table-cell>
          <table:table-cell table:style-name="ACE-0x7f2426019648" office:value-type="string">
            <text:p>MyOrders</text:p>
          </table:table-cell>
          <table:table-cell table:style-name="ACE-0x7f2426018be0" office:value-type="string">
            <text:p>DropDownIcon</text:p>
          </table:table-cell>
          <table:table-cell table:style-name="ACE-0x7f2426019770" office:value-type="string">
            <text:p>CODCharges</text:p>
          </table:table-cell>
          <table:table-cell table:number-columns-repeated="3" table:style-name="ACE-0x7f2426017f28"/>
          <table:table-cell table:number-columns-repeated="114" table:style-name="ACE-0x7f2426016490"/>
        </table:table-row>
        <table:table-row table:style-name="AROW-2">
          <table:table-cell table:style-name="ACE-0x7f2426019520" office:value-type="string">
            <text:p>sahil|jariwala|house no 420|gurgaon|HR|121001|9999950345</text:p>
          </table:table-cell>
          <table:table-cell table:style-name="ACE-0x7f2426016ef8" office:value-type="string">
            <text:p>test2jenkins@gmail.com</text:p>
          </table:table-cell>
          <table:table-cell table:style-name="ACE-0x7f24260191a8" office:value-type="float" office:value="123456">
            <text:p>123456</text:p>
          </table:table-cell>
          <table:table-cell table:style-name="ACE-0x7f2426016ef8" office:value-type="string">
            <text:p>Shop By Category</text:p>
          </table:table-cell>
          <table:table-cell table:style-name="ACE-0x7f2426016ef8" office:value-type="string">
            <text:p>Cash on Delivery</text:p>
          </table:table-cell>
          <table:table-cell table:style-name="ACE-0x7f24260191a8" office:value-type="string">
            <text:p>Credit Card|Debit Card|Cash Cards/Wallets|Net Banking|Cash on Delivery</text:p>
          </table:table-cell>
          <table:table-cell table:style-name="ACE-0x7f2426016ef8" office:value-type="string">
            <text:p>VISA Credit Card|Maestro Debit Card|Airtel Money|Airtel Money|</text:p>
          </table:table-cell>
          <table:table-cell table:style-name="ACE-0x7f2426016ef8" office:value-type="string">
            <text:p>My Orders|My Returns|Rate Your Purchase|My Clues Bucks|Address Book|View Profile|Customer Support|Notifications</text:p>
          </table:table-cell>
          <table:table-cell table:style-name="ACE-0x7f24260191a8" office:value-type="string">
            <text:p>Product-Test-Crestech-1</text:p>
          </table:table-cell>
          <table:table-cell table:style-name="ACE-0x7f2426016ef8" office:value-type="string">
            <text:p>Reorder|Support|Details</text:p>
          </table:table-cell>
          <table:table-cell table:style-name="ACE-0x7f2426017398" office:value-type="float" office:value="30">
            <text:p>30</text:p>
          </table:table-cell>
          <table:table-cell table:number-columns-repeated="117" table:style-name="ACE-0x7f242601649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1_TestData'.$A$1"/>
          <table:named-expression table:name="Sheet_Title" table:expression="of:=&quot;MQA1_TestData&quot;" table:base-cell-address="$'MQA1_TestData'.$A$1"/>
        </table:named-expressions>
        <gnm:selections gnm:cursor-col="0" gnm:cursor-row="13">
          <gnm:selection gnm:start-col="0" gnm:start-row="13" gnm:end-col="0" gnm:end-row="13"/>
        </gnm:selections>
      </table:table>
      <table:table table:name="MQA2_TestData" table:style-name="ta-0x7f2425ff03f0" table:print="false">
        <office:forms form:automatic-focus="false" form:apply-design-mode="false">
          <form:form/>
        </office:forms>
        <table:table-column table:default-cell-style-name="ACE-0x7f2426019898" table:style-name="ACOL-3"/>
        <table:table-column table:default-cell-style-name="ACE-0x7f2426019898" table:style-name="ACOL-4"/>
        <table:table-column table:default-cell-style-name="ACE-0x7f242601a0b0" table:style-name="ACOL-5"/>
        <table:table-column table:default-cell-style-name="ACE-0x7f2426019898" table:style-name="ACOL-6"/>
        <table:table-column table:default-cell-style-name="ACE-0x7f2426019898" table:style-name="ACOL-7"/>
        <table:table-column table:default-cell-style-name="ACE-0x7f242601a0b0" table:style-name="ACOL-8"/>
        <table:table-column table:default-cell-style-name="ACE-0x7f2426019898" table:style-name="ACOL-9"/>
        <table:table-column table:default-cell-style-name="ACE-0x7f2426019898" table:style-name="ACOL-10"/>
        <table:table-column table:default-cell-style-name="ACE-0x7f242601a0b0" table:style-name="ACOL-11"/>
        <table:table-column table:default-cell-style-name="ACE-0x7f2426019898" table:style-name="ACOL-11"/>
        <table:table-column table:default-cell-style-name="ACE-0x7f242601a0b0" table:style-name="ACOL-12"/>
        <table:table-column table:default-cell-style-name="ACE-0x7f2426019898" table:style-name="ACOL-0" table:number-columns-repeated="117"/>
        <table:table-row table:style-name="AROW-2">
          <table:table-cell table:style-name="ACE-0x7f24260199c0" office:value-type="string">
            <text:p>ShippingAddress</text:p>
          </table:table-cell>
          <table:table-cell table:style-name="ACE-0x7f2426019c10" office:value-type="string">
            <text:p>EmailID</text:p>
          </table:table-cell>
          <table:table-cell table:style-name="ACE-0x7f2426019e60" office:value-type="string">
            <text:p>Password</text:p>
          </table:table-cell>
          <table:table-cell table:style-name="ACE-0x7f2426019c10" office:value-type="string">
            <text:p>MenuProductName</text:p>
          </table:table-cell>
          <table:table-cell table:style-name="ACE-0x7f2426019c10" office:value-type="string">
            <text:p>PaymentMethod</text:p>
          </table:table-cell>
          <table:table-cell table:style-name="ACE-0x7f2426019e60" office:value-type="string">
            <text:p>PaymentOption</text:p>
          </table:table-cell>
          <table:table-cell table:style-name="ACE-0x7f2426019c10" office:value-type="string">
            <text:p>PaymentOptionTextValue</text:p>
          </table:table-cell>
          <table:table-cell table:style-name="ACE-0x7f2426019c10" office:value-type="string">
            <text:p>HomePageLeafOptions</text:p>
          </table:table-cell>
          <table:table-cell table:style-name="ACE-0x7f2426019e60" office:value-type="string">
            <text:p>MyOrders</text:p>
          </table:table-cell>
          <table:table-cell table:style-name="ACE-0x7f2426019c10" office:value-type="string">
            <text:p>DropDownIcon</text:p>
          </table:table-cell>
          <table:table-cell table:style-name="ACE-0x7f2426729cf8" office:value-type="string">
            <text:p>CODCharges</text:p>
          </table:table-cell>
          <table:table-cell table:number-columns-repeated="3" table:style-name="ACE-0x7f2426729f48"/>
          <table:table-cell table:number-columns-repeated="114" table:style-name="ACE-0x7f2426019898"/>
        </table:table-row>
        <table:table-row table:style-name="AROW-2">
          <table:table-cell table:style-name="ACE-0x7f2426019ae8" office:value-type="string">
            <text:p>sahil|jariwala|house no 420|gurgaon|HR|121001|9999950345</text:p>
          </table:table-cell>
          <table:table-cell table:style-name="ACE-0x7f2426019d38" office:value-type="string">
            <text:p>test2jenkins@gmail.com</text:p>
          </table:table-cell>
          <table:table-cell table:style-name="ACE-0x7f2426019f88" office:value-type="float" office:value="123456">
            <text:p>123456</text:p>
          </table:table-cell>
          <table:table-cell table:style-name="ACE-0x7f2426019d38" office:value-type="string">
            <text:p>Shop By Category</text:p>
          </table:table-cell>
          <table:table-cell table:style-name="ACE-0x7f2426019d38" office:value-type="string">
            <text:p>Cash on Delivery</text:p>
          </table:table-cell>
          <table:table-cell table:style-name="ACE-0x7f2426019f88" office:value-type="string">
            <text:p>Credit Card|Debit Card|Cash Cards/Wallets|Net Banking|Cash on Delivery</text:p>
          </table:table-cell>
          <table:table-cell table:style-name="ACE-0x7f2426019d38" office:value-type="string">
            <text:p>VISA Credit Card|Maestro Debit Card|Airtel Money|Airtel Money|</text:p>
          </table:table-cell>
          <table:table-cell table:style-name="ACE-0x7f2426019d38" office:value-type="string">
            <text:p>My Orders|My Returns|Rate Your Purchase|My Clues Bucks|Address Book|View Profile|Customer Support|Notifications</text:p>
          </table:table-cell>
          <table:table-cell table:style-name="ACE-0x7f2426019f88" office:value-type="string">
            <text:p>Product-Test-Crestech-1</text:p>
          </table:table-cell>
          <table:table-cell table:style-name="ACE-0x7f2426019d38" office:value-type="string">
            <text:p>Reorder|Support|Details</text:p>
          </table:table-cell>
          <table:table-cell table:style-name="ACE-0x7f2426729e20" office:value-type="float" office:value="30">
            <text:p>30</text:p>
          </table:table-cell>
          <table:table-cell table:number-columns-repeated="117" table:style-name="ACE-0x7f242601989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2_TestData'.$A$1"/>
          <table:named-expression table:name="Sheet_Title" table:expression="of:=&quot;MQA2_TestData&quot;" table:base-cell-address="$'M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3_TestData" table:style-name="ta-0x7f2425ff05e0" table:print="false">
        <office:forms form:automatic-focus="false" form:apply-design-mode="false">
          <form:form/>
        </office:forms>
        <table:table-column table:default-cell-style-name="ACE-0x7f2426019080" table:style-name="ACOL-3"/>
        <table:table-column table:default-cell-style-name="ACE-0x7f2426019080" table:style-name="ACOL-4"/>
        <table:table-column table:default-cell-style-name="ACE-0x7f2426018990" table:style-name="ACOL-5"/>
        <table:table-column table:default-cell-style-name="ACE-0x7f2426019080" table:style-name="ACOL-6"/>
        <table:table-column table:default-cell-style-name="ACE-0x7f2426019080" table:style-name="ACOL-7"/>
        <table:table-column table:default-cell-style-name="ACE-0x7f2426018990" table:style-name="ACOL-8"/>
        <table:table-column table:default-cell-style-name="ACE-0x7f2426019080" table:style-name="ACOL-9"/>
        <table:table-column table:default-cell-style-name="ACE-0x7f2426019080" table:style-name="ACOL-10"/>
        <table:table-column table:default-cell-style-name="ACE-0x7f2426018990" table:style-name="ACOL-11"/>
        <table:table-column table:default-cell-style-name="ACE-0x7f2426019080" table:style-name="ACOL-11"/>
        <table:table-column table:default-cell-style-name="ACE-0x7f2426018990" table:style-name="ACOL-12"/>
        <table:table-column table:default-cell-style-name="ACE-0x7f2426019080" table:style-name="ACOL-0" table:number-columns-repeated="117"/>
        <table:table-row table:style-name="AROW-2">
          <table:table-cell table:style-name="ACE-0x7f2426018f58" office:value-type="string">
            <text:p>ShippingAddress</text:p>
          </table:table-cell>
          <table:table-cell table:style-name="ACE-0x7f2426018ab8" office:value-type="string">
            <text:p>EmailID</text:p>
          </table:table-cell>
          <table:table-cell table:style-name="ACE-0x7f2426018618" office:value-type="string">
            <text:p>Password</text:p>
          </table:table-cell>
          <table:table-cell table:style-name="ACE-0x7f2426018ab8" office:value-type="string">
            <text:p>MenuProductName</text:p>
          </table:table-cell>
          <table:table-cell table:style-name="ACE-0x7f2426018ab8" office:value-type="string">
            <text:p>PaymentMethod</text:p>
          </table:table-cell>
          <table:table-cell table:style-name="ACE-0x7f2426018618" office:value-type="string">
            <text:p>PaymentOption</text:p>
          </table:table-cell>
          <table:table-cell table:style-name="ACE-0x7f2426018ab8" office:value-type="string">
            <text:p>PaymentOptionTextValue</text:p>
          </table:table-cell>
          <table:table-cell table:style-name="ACE-0x7f2426018ab8" office:value-type="string">
            <text:p>HomePageLeafOptions</text:p>
          </table:table-cell>
          <table:table-cell table:style-name="ACE-0x7f2426018618" office:value-type="string">
            <text:p>MyOrders</text:p>
          </table:table-cell>
          <table:table-cell table:style-name="ACE-0x7f2426018ab8" office:value-type="string">
            <text:p>DropDownIcon</text:p>
          </table:table-cell>
          <table:table-cell table:style-name="ACE-0x7f24260174c0" office:value-type="string">
            <text:p>CODCharges</text:p>
          </table:table-cell>
          <table:table-cell table:number-columns-repeated="3" table:style-name="ACE-0x7f24260184f0"/>
          <table:table-cell table:number-columns-repeated="114" table:style-name="ACE-0x7f2426019080"/>
        </table:table-row>
        <table:table-row table:style-name="AROW-2">
          <table:table-cell table:style-name="ACE-0x7f2426017020" office:value-type="string">
            <text:p>sahil|jariwala|house no 420|gurgaon|HR|121001|9999950345</text:p>
          </table:table-cell>
          <table:table-cell table:style-name="ACE-0x7f2426018740" office:value-type="string">
            <text:p>test2jenkins@gmail.com</text:p>
          </table:table-cell>
          <table:table-cell table:style-name="ACE-0x7f2426018868" office:value-type="float" office:value="123456">
            <text:p>123456</text:p>
          </table:table-cell>
          <table:table-cell table:style-name="ACE-0x7f2426018740" office:value-type="string">
            <text:p>Shop By Category</text:p>
          </table:table-cell>
          <table:table-cell table:style-name="ACE-0x7f2426018740" office:value-type="string">
            <text:p>Cash on Delivery</text:p>
          </table:table-cell>
          <table:table-cell table:style-name="ACE-0x7f2426018868" office:value-type="string">
            <text:p>Credit Card|Debit Card|Cash Cards/Wallets|Net Banking|Cash on Delivery</text:p>
          </table:table-cell>
          <table:table-cell table:style-name="ACE-0x7f2426018740" office:value-type="string">
            <text:p>VISA Credit Card|Maestro Debit Card|Airtel Money|Airtel Money|</text:p>
          </table:table-cell>
          <table:table-cell table:style-name="ACE-0x7f2426018740" office:value-type="string">
            <text:p>My Orders|My Returns|Rate Your Purchase|My Clues Bucks|Address Book|View Profile|Customer Support|Notifications</text:p>
          </table:table-cell>
          <table:table-cell table:style-name="ACE-0x7f2426018868" office:value-type="string">
            <text:p>Product-Test-Crestech-1</text:p>
          </table:table-cell>
          <table:table-cell table:style-name="ACE-0x7f2426018740" office:value-type="string">
            <text:p>Reorder|Support|Details</text:p>
          </table:table-cell>
          <table:table-cell table:style-name="ACE-0x7f2426018e30" office:value-type="float" office:value="30">
            <text:p>30</text:p>
          </table:table-cell>
          <table:table-cell table:number-columns-repeated="117" table:style-name="ACE-0x7f242601908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3_TestData'.$A$1"/>
          <table:named-expression table:name="Sheet_Title" table:expression="of:=&quot;MQA3_TestData&quot;" table:base-cell-address="$'M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4_TestData" table:style-name="ta-0x7f2425ff07d0" table:print="false">
        <office:forms form:automatic-focus="false" form:apply-design-mode="false">
          <form:form/>
        </office:forms>
        <table:table-column table:default-cell-style-name="ACE-0x7f2426018d08" table:style-name="ACOL-3"/>
        <table:table-column table:default-cell-style-name="ACE-0x7f2426018d08" table:style-name="ACOL-4"/>
        <table:table-column table:default-cell-style-name="ACE-0x7f2426016dd0" table:style-name="ACOL-5"/>
        <table:table-column table:default-cell-style-name="ACE-0x7f2426018d08" table:style-name="ACOL-6"/>
        <table:table-column table:default-cell-style-name="ACE-0x7f2426018d08" table:style-name="ACOL-7"/>
        <table:table-column table:default-cell-style-name="ACE-0x7f2426016dd0" table:style-name="ACOL-8"/>
        <table:table-column table:default-cell-style-name="ACE-0x7f2426018d08" table:style-name="ACOL-9"/>
        <table:table-column table:default-cell-style-name="ACE-0x7f2426018d08" table:style-name="ACOL-10"/>
        <table:table-column table:default-cell-style-name="ACE-0x7f2426016dd0" table:style-name="ACOL-11"/>
        <table:table-column table:default-cell-style-name="ACE-0x7f2426018d08" table:style-name="ACOL-11"/>
        <table:table-column table:default-cell-style-name="ACE-0x7f2426016dd0" table:style-name="ACOL-12"/>
        <table:table-column table:default-cell-style-name="ACE-0x7f2426018d08" table:style-name="ACOL-0" table:number-columns-repeated="117"/>
        <table:table-row table:style-name="AROW-2">
          <table:table-cell table:style-name="ACE-0x7f24260193f8" office:value-type="string">
            <text:p>ShippingAddress</text:p>
          </table:table-cell>
          <table:table-cell table:style-name="ACE-0x7f2426017a88" office:value-type="string">
            <text:p>EmailID</text:p>
          </table:table-cell>
          <table:table-cell table:style-name="ACE-0x7f2426017710" office:value-type="string">
            <text:p>Password</text:p>
          </table:table-cell>
          <table:table-cell table:style-name="ACE-0x7f2426017a88" office:value-type="string">
            <text:p>MenuProductName</text:p>
          </table:table-cell>
          <table:table-cell table:style-name="ACE-0x7f2426017a88" office:value-type="string">
            <text:p>PaymentMethod</text:p>
          </table:table-cell>
          <table:table-cell table:style-name="ACE-0x7f2426017710" office:value-type="string">
            <text:p>PaymentOption</text:p>
          </table:table-cell>
          <table:table-cell table:style-name="ACE-0x7f2426017a88" office:value-type="string">
            <text:p>PaymentOptionTextValue</text:p>
          </table:table-cell>
          <table:table-cell table:style-name="ACE-0x7f2426017a88" office:value-type="string">
            <text:p>HomePageLeafOptions</text:p>
          </table:table-cell>
          <table:table-cell table:style-name="ACE-0x7f2426017710" office:value-type="string">
            <text:p>MyOrders</text:p>
          </table:table-cell>
          <table:table-cell table:style-name="ACE-0x7f2426017a88" office:value-type="string">
            <text:p>DropDownIcon</text:p>
          </table:table-cell>
          <table:table-cell table:style-name="ACE-0x7f24260165b8" office:value-type="string">
            <text:p>CODCharges</text:p>
          </table:table-cell>
          <table:table-cell table:number-columns-repeated="3" table:style-name="ACE-0x7f24260175e8"/>
          <table:table-cell table:number-columns-repeated="114" table:style-name="ACE-0x7f2426018d08"/>
        </table:table-row>
        <table:table-row table:style-name="AROW-2">
          <table:table-cell table:style-name="ACE-0x7f2426017bb0" office:value-type="string">
            <text:p>sahil|jariwala|house no 420|gurgaon|HR|121001|9999950345</text:p>
          </table:table-cell>
          <table:table-cell table:style-name="ACE-0x7f2426017960" office:value-type="string">
            <text:p>test2jenkins@gmail.com</text:p>
          </table:table-cell>
          <table:table-cell table:style-name="ACE-0x7f2426017148" office:value-type="float" office:value="123456">
            <text:p>123456</text:p>
          </table:table-cell>
          <table:table-cell table:style-name="ACE-0x7f2426017960" office:value-type="string">
            <text:p>Shop By Category</text:p>
          </table:table-cell>
          <table:table-cell table:style-name="ACE-0x7f2426017960" office:value-type="string">
            <text:p>Cash on Delivery</text:p>
          </table:table-cell>
          <table:table-cell table:style-name="ACE-0x7f2426017148" office:value-type="string">
            <text:p>Credit Card|Debit Card|Cash Cards/Wallets|Net Banking|Cash on Delivery</text:p>
          </table:table-cell>
          <table:table-cell table:style-name="ACE-0x7f2426017960" office:value-type="string">
            <text:p>VISA Credit Card|Maestro Debit Card|Airtel Money|Airtel Money|</text:p>
          </table:table-cell>
          <table:table-cell table:style-name="ACE-0x7f2426017960" office:value-type="string">
            <text:p>My Orders|My Returns|Rate Your Purchase|My Clues Bucks|Address Book|View Profile|Customer Support|Notifications</text:p>
          </table:table-cell>
          <table:table-cell table:style-name="ACE-0x7f2426017148" office:value-type="string">
            <text:p>Product-Test-Crestech-1</text:p>
          </table:table-cell>
          <table:table-cell table:style-name="ACE-0x7f2426017960" office:value-type="string">
            <text:p>Reorder|Support|Details</text:p>
          </table:table-cell>
          <table:table-cell table:style-name="ACE-0x7f2426016a58" office:value-type="float" office:value="30">
            <text:p>30</text:p>
          </table:table-cell>
          <table:table-cell table:number-columns-repeated="117" table:style-name="ACE-0x7f2426018d0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4_TestData'.$A$1"/>
          <table:named-expression table:name="Sheet_Title" table:expression="of:=&quot;MQA4_TestData&quot;" table:base-cell-address="$'M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MQA5_TestData" table:style-name="ta-0x7f2425ff09c0" table:print="false">
        <office:forms form:automatic-focus="false" form:apply-design-mode="false">
          <form:form/>
        </office:forms>
        <table:table-column table:default-cell-style-name="ACE-0x7f2426017270" table:style-name="ACOL-3"/>
        <table:table-column table:default-cell-style-name="ACE-0x7f2426017270" table:style-name="ACOL-4"/>
        <table:table-column table:default-cell-style-name="ACE-0x7f242672a198" table:style-name="ACOL-5"/>
        <table:table-column table:default-cell-style-name="ACE-0x7f2426017270" table:style-name="ACOL-6"/>
        <table:table-column table:default-cell-style-name="ACE-0x7f2426017270" table:style-name="ACOL-7"/>
        <table:table-column table:default-cell-style-name="ACE-0x7f242672a198" table:style-name="ACOL-8"/>
        <table:table-column table:default-cell-style-name="ACE-0x7f2426017270" table:style-name="ACOL-9"/>
        <table:table-column table:default-cell-style-name="ACE-0x7f2426017270" table:style-name="ACOL-10"/>
        <table:table-column table:default-cell-style-name="ACE-0x7f242672a198" table:style-name="ACOL-11"/>
        <table:table-column table:default-cell-style-name="ACE-0x7f2426017270" table:style-name="ACOL-11"/>
        <table:table-column table:default-cell-style-name="ACE-0x7f242672a198" table:style-name="ACOL-12"/>
        <table:table-column table:default-cell-style-name="ACE-0x7f2426017270" table:style-name="ACOL-0" table:number-columns-repeated="117"/>
        <table:table-row table:style-name="AROW-2">
          <table:table-cell table:style-name="ACE-0x7f2426016b80" office:value-type="string">
            <text:p>ShippingAddress</text:p>
          </table:table-cell>
          <table:table-cell table:style-name="ACE-0x7f2426018050" office:value-type="string">
            <text:p>EmailID</text:p>
          </table:table-cell>
          <table:table-cell table:style-name="ACE-0x7f2426017e00" office:value-type="string">
            <text:p>Password</text:p>
          </table:table-cell>
          <table:table-cell table:style-name="ACE-0x7f2426018050" office:value-type="string">
            <text:p>MenuProductName</text:p>
          </table:table-cell>
          <table:table-cell table:style-name="ACE-0x7f2426018050" office:value-type="string">
            <text:p>PaymentMethod</text:p>
          </table:table-cell>
          <table:table-cell table:style-name="ACE-0x7f2426017e00" office:value-type="string">
            <text:p>PaymentOption</text:p>
          </table:table-cell>
          <table:table-cell table:style-name="ACE-0x7f2426018050" office:value-type="string">
            <text:p>PaymentOptionTextValue</text:p>
          </table:table-cell>
          <table:table-cell table:style-name="ACE-0x7f2426018050" office:value-type="string">
            <text:p>HomePageLeafOptions</text:p>
          </table:table-cell>
          <table:table-cell table:style-name="ACE-0x7f2426017e00" office:value-type="string">
            <text:p>MyOrders</text:p>
          </table:table-cell>
          <table:table-cell table:style-name="ACE-0x7f2426018050" office:value-type="string">
            <text:p>DropDownIcon</text:p>
          </table:table-cell>
          <table:table-cell table:style-name="ACE-0x7f242672a2c0" office:value-type="string">
            <text:p>CODCharges</text:p>
          </table:table-cell>
          <table:table-cell table:number-columns-repeated="3" table:style-name="ACE-0x7f242672a510"/>
          <table:table-cell table:number-columns-repeated="114" table:style-name="ACE-0x7f2426017270"/>
        </table:table-row>
        <table:table-row table:style-name="AROW-2">
          <table:table-cell table:style-name="ACE-0x7f24260182a0" office:value-type="string">
            <text:p>sahil|jariwala|house no 420|gurgaon|HR|121001|9999950345</text:p>
          </table:table-cell>
          <table:table-cell table:style-name="ACE-0x7f2426018178" office:value-type="string">
            <text:p>test2jenkins@gmail.com</text:p>
          </table:table-cell>
          <table:table-cell table:style-name="ACE-0x7f242672a070" office:value-type="float" office:value="123456">
            <text:p>123456</text:p>
          </table:table-cell>
          <table:table-cell table:style-name="ACE-0x7f2426018178" office:value-type="string">
            <text:p>Shop By Category</text:p>
          </table:table-cell>
          <table:table-cell table:style-name="ACE-0x7f2426018178" office:value-type="string">
            <text:p>Cash on Delivery</text:p>
          </table:table-cell>
          <table:table-cell table:style-name="ACE-0x7f242672a070" office:value-type="string">
            <text:p>Credit Card|Debit Card|Cash Cards/Wallets|Net Banking|Cash on Delivery</text:p>
          </table:table-cell>
          <table:table-cell table:style-name="ACE-0x7f2426018178" office:value-type="string">
            <text:p>VISA Credit Card|Maestro Debit Card|Airtel Money|Airtel Money|</text:p>
          </table:table-cell>
          <table:table-cell table:style-name="ACE-0x7f2426018178" office:value-type="string">
            <text:p>My Orders|My Returns|Rate Your Purchase|My Clues Bucks|Address Book|View Profile|Customer Support|Notifications</text:p>
          </table:table-cell>
          <table:table-cell table:style-name="ACE-0x7f242672a070" office:value-type="string">
            <text:p>Product-Test-Crestech-1</text:p>
          </table:table-cell>
          <table:table-cell table:style-name="ACE-0x7f2426018178" office:value-type="string">
            <text:p>Reorder|Support|Details</text:p>
          </table:table-cell>
          <table:table-cell table:style-name="ACE-0x7f242672a3e8" office:value-type="float" office:value="30">
            <text:p>30</text:p>
          </table:table-cell>
          <table:table-cell table:number-columns-repeated="117" table:style-name="ACE-0x7f2426017270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MQA5_TestData'.$A$1"/>
          <table:named-expression table:name="Sheet_Title" table:expression="of:=&quot;MQA5_TestData&quot;" table:base-cell-address="$'M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number:text-style style:name="ND.0">
      <number:text-content/>
    </number:text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425fdef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25ee0e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266e23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267707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267b238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24267e4a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2425ff0010" style:display-name="TestCase" style:page-layout-name="pl-0x7f2425fdef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25ff0200" style:display-name="MQA1_TestData" style:page-layout-name="pl-0x7f2425ee0e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25ff03f0" style:display-name="MQA2_TestData" style:page-layout-name="pl-0x7f24266e23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25ff05e0" style:display-name="MQA3_TestData" style:page-layout-name="pl-0x7f24267707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25ff07d0" style:display-name="MQA4_TestData" style:page-layout-name="pl-0x7f24267b238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425ff09c0" style:display-name="MQA5_TestData" style:page-layout-name="pl-0x7f24267e4a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4T05:13:51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